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4c1" officeooo:paragraph-rsid="0012c4c1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 1. radixsort behaviour with different ranges of inserted random data.</text:p>
      <text:p text:style-name="Standard"><draw:frame draw:style-name="fr1" draw:name="Object1" text:anchor-type="paragraph" svg:width="6.3in" svg:height="3.5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2:43:25.536772884</meta:creation-date>
    <dc:date>2020-04-11T12:52:27.010146890</dc:date>
    <meta:editing-duration>PT9M2S</meta:editing-duration>
    <meta:editing-cycles>1</meta:editing-cycles>
    <meta:document-statistic meta:table-count="0" meta:image-count="0" meta:object-count="2" meta:page-count="1" meta:paragraph-count="1" meta:word-count="11" meta:character-count="73" meta:non-whitespace-character-count="63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4cm" xlink:href="." xlink:type="simple" chart:class="chart:line" chart:style-name="ch1">
        <chart:title svg:x="5.615cm" svg:y="0.316cm" chart:style-name="ch2">
          <text:p>radix_time_comparison</text:p>
        </chart:title>
        <chart:subtitle svg:x="4.503cm" svg:y="1.275cm" chart:style-name="ch3">
          <text:p>random number ranges 100,1000,10000</text:p>
        </chart:subtitle>
        <chart:legend chart:legend-position="end" svg:x="11.747cm" svg:y="3.705cm" style:legend-expansion="high" chart:style-name="ch4"/>
        <chart:plot-area chart:style-name="ch5" chart:data-source-has-labels="both" svg:x="1.331cm" svg:y="2.138cm" svg:width="10.096cm" svg:height="5.705cm">
          <chartooo:coordinate-region svg:x="1.866cm" svg:y="2.138cm" svg:width="9.561cm" svg:height="4.452cm"/>
          <chart:axis chart:dimension="x" chart:name="primary-x" chart:style-name="ch6" chartooo:axis-type="auto">
            <chartooo:date-scale/>
            <chart:title svg:x="5.33cm" svg:y="8.023cm" chart:style-name="ch7">
              <text:p>array size [ n ]</text:p>
            </chart:title>
            <chart:categories table:cell-range-address="local-table.$A$2:.$A$101"/>
          </chart:axis>
          <chart:axis chart:dimension="y" chart:name="primary-y" chart:style-name="ch6">
            <chart:title svg:x="0.451cm" svg:y="5.629cm" chart:style-name="ch8">
              <text:p>time [ s ]</text:p>
            </chart:title>
            <chart:grid chart:style-name="ch9" chart:class="major"/>
          </chart:axis>
          <chart:series chart:style-name="ch10" chart:values-cell-range-address="local-table.$B$2:.$B$101" chart:label-cell-address="local-table.$B$1" chart:class="chart:line">
            <chart:data-point chart:repeated="100"/>
          </chart:series>
          <chart:series chart:style-name="ch11" chart:values-cell-range-address="local-table.$C$2:.$C$101" chart:label-cell-address="local-table.$C$1" chart:class="chart:line">
            <chart:data-point chart:repeated="100"/>
          </chart:series>
          <chart:series chart:style-name="ch12" chart:values-cell-range-address="local-table.$D$2:.$D$101" chart:label-cell-address="local-table.$D$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time_range100</text:p>
              </table:table-cell>
              <table:table-cell office:value-type="string">
                <text:p>r_time_range1000</text:p>
              </table:table-cell>
              <table:table-cell office:value-type="string">
                <text:p>r_time_range10000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1">
                <text:p>0.0001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52">
                <text:p>0.000152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79">
                <text:p>0.000179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204">
                <text:p>0.000204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14">
                <text:p>0.00014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157">
                <text:p>0.000157</text:p>
              </table:table-cell>
              <table:table-cell office:value-type="float" office:value="0.000216">
                <text:p>0.000216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146">
                <text:p>0.000146</text:p>
              </table:table-cell>
              <table:table-cell office:value-type="float" office:value="0.000218">
                <text:p>0.000218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163">
                <text:p>0.000163</text:p>
              </table:table-cell>
              <table:table-cell office:value-type="float" office:value="0.000223">
                <text:p>0.000223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171">
                <text:p>0.000171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246">
                <text:p>0.000246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17">
                <text:p>0.00017</text:p>
              </table:table-cell>
              <table:table-cell office:value-type="float" office:value="0.00024">
                <text:p>0.00024</text:p>
              </table:table-cell>
              <table:table-cell office:value-type="float" office:value="0.000337">
                <text:p>0.00033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26">
                <text:p>0.00026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0188">
                <text:p>0.000188</text:p>
              </table:table-cell>
              <table:table-cell office:value-type="float" office:value="0.000269">
                <text:p>0.000269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299">
                <text:p>0.000299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019">
                <text:p>0.00019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369">
                <text:p>0.00036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428">
                <text:p>0.000428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0202">
                <text:p>0.000202</text:p>
              </table:table-cell>
              <table:table-cell office:value-type="float" office:value="0.000299">
                <text:p>0.00029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0202">
                <text:p>0.000202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32">
                <text:p>0.00032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213">
                <text:p>0.000213</text:p>
              </table:table-cell>
              <table:table-cell office:value-type="float" office:value="0.000317">
                <text:p>0.000317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319">
                <text:p>0.000319</text:p>
              </table:table-cell>
              <table:table-cell office:value-type="float" office:value="0.000424">
                <text:p>0.00042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319">
                <text:p>0.000319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34">
                <text:p>0.00034</text:p>
              </table:table-cell>
              <table:table-cell office:value-type="float" office:value="0.000438">
                <text:p>0.00043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347">
                <text:p>0.000347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83">
                <text:p>0.00048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0253">
                <text:p>0.000253</text:p>
              </table:table-cell>
              <table:table-cell office:value-type="float" office:value="0.000404">
                <text:p>0.000404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476">
                <text:p>0.00047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246">
                <text:p>0.000246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476">
                <text:p>0.00047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38">
                <text:p>0.00038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382">
                <text:p>0.000382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519">
                <text:p>0.00051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027">
                <text:p>0.00027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0267">
                <text:p>0.000267</text:p>
              </table:table-cell>
              <table:table-cell office:value-type="float" office:value="0.00039">
                <text:p>0.00039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0276">
                <text:p>0.000276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414">
                <text:p>0.000414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0353">
                <text:p>0.000353</text:p>
              </table:table-cell>
              <table:table-cell office:value-type="float" office:value="0.000431">
                <text:p>0.000431</text:p>
              </table:table-cell>
              <table:table-cell office:value-type="float" office:value="0.000546">
                <text:p>0.0005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45">
                <text:p>0.00045</text:p>
              </table:table-cell>
              <table:table-cell office:value-type="float" office:value="0.000557">
                <text:p>0.00055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0296">
                <text:p>0.000296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568">
                <text:p>0.00056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615">
                <text:p>0.00061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031">
                <text:p>0.00031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0354">
                <text:p>0.000354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592">
                <text:p>0.000592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0319">
                <text:p>0.000319</text:p>
              </table:table-cell>
              <table:table-cell office:value-type="float" office:value="0.000465">
                <text:p>0.000465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035">
                <text:p>0.00035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644">
                <text:p>0.00064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0328">
                <text:p>0.000328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355">
                <text:p>0.000355</text:p>
              </table:table-cell>
              <table:table-cell office:value-type="float" office:value="0.000463">
                <text:p>0.000463</text:p>
              </table:table-cell>
              <table:table-cell office:value-type="float" office:value="0.000634">
                <text:p>0.00063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037">
                <text:p>0.00037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644">
                <text:p>0.00064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633">
                <text:p>0.00063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0326">
                <text:p>0.000326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635">
                <text:p>0.00063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524">
                <text:p>0.000524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0359">
                <text:p>0.000359</text:p>
              </table:table-cell>
              <table:table-cell office:value-type="float" office:value="0.000494">
                <text:p>0.000494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499">
                <text:p>0.000499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0351">
                <text:p>0.000351</text:p>
              </table:table-cell>
              <table:table-cell office:value-type="float" office:value="0.000508">
                <text:p>0.000508</text:p>
              </table:table-cell>
              <table:table-cell office:value-type="float" office:value="0.000669">
                <text:p>0.000669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509">
                <text:p>0.000509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0402">
                <text:p>0.000402</text:p>
              </table:table-cell>
              <table:table-cell office:value-type="float" office:value="0.000522">
                <text:p>0.000522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385">
                <text:p>0.000385</text:p>
              </table:table-cell>
              <table:table-cell office:value-type="float" office:value="0.000518">
                <text:p>0.000518</text:p>
              </table:table-cell>
              <table:table-cell office:value-type="float" office:value="0.00071">
                <text:p>0.00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124cm" svg:y="0.315cm" chart:style-name="ch2">
          <text:p>radix_operation_comparison</text:p>
        </chart:title>
        <chart:subtitle svg:x="4.78cm" svg:y="1.273cm" chart:style-name="ch3">
          <text:p>random data ranges 100,1000,10000</text:p>
        </chart:subtitle>
        <chart:legend chart:legend-position="end" svg:x="11.665cm" svg:y="3.702cm" style:legend-expansion="high" chart:style-name="ch4"/>
        <chart:plot-area chart:style-name="ch5" chart:data-source-has-labels="both" svg:x="1.33cm" svg:y="2.135cm" svg:width="10.016cm" svg:height="5.704cm">
          <chartooo:coordinate-region svg:x="2.507cm" svg:y="2.135cm" svg:width="8.603cm" svg:height="4.451cm"/>
          <chart:axis chart:dimension="x" chart:name="primary-x" chart:style-name="ch6" chartooo:axis-type="auto">
            <chartooo:date-scale/>
            <chart:title svg:x="5.289cm" svg:y="8.018cm" chart:style-name="ch7">
              <text:p>array size [ n ]</text:p>
            </chart:title>
            <chart:categories table:cell-range-address="local-table.$A$2:.$A$101"/>
          </chart:axis>
          <chart:axis chart:dimension="y" chart:name="primary-y" chart:style-name="ch6">
            <chart:title svg:x="0.451cm" svg:y="5.851cm" chart:style-name="ch8">
              <text:p>operations </text:p>
            </chart:title>
            <chart:grid chart:style-name="ch9" chart:class="major"/>
          </chart:axis>
          <chart:series chart:style-name="ch10" chart:values-cell-range-address="local-table.$B$2:.$B$101" chart:label-cell-address="local-table.$B$1" chart:class="chart:line">
            <chart:data-point chart:repeated="100"/>
          </chart:series>
          <chart:series chart:style-name="ch11" chart:values-cell-range-address="local-table.$C$2:.$C$101" chart:label-cell-address="local-table.$C$1" chart:class="chart:line">
            <chart:data-point chart:repeated="100"/>
          </chart:series>
          <chart:series chart:style-name="ch12" chart:values-cell-range-address="local-table.$D$2:.$D$101" chart:label-cell-address="local-table.$D$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operations_100</text:p>
              </table:table-cell>
              <table:table-cell office:value-type="string">
                <text:p>r_operations_1000</text:p>
              </table:table-cell>
              <table:table-cell office:value-type="string">
                <text:p>r_operations_10000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818">
                <text:p>818</text:p>
              </table:table-cell>
              <table:table-cell office:value-type="float" office:value="1227">
                <text:p>1227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18">
                <text:p>1618</text:p>
              </table:table-cell>
              <table:table-cell office:value-type="float" office:value="2427">
                <text:p>2427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18">
                <text:p>2418</text:p>
              </table:table-cell>
              <table:table-cell office:value-type="float" office:value="3627">
                <text:p>362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18">
                <text:p>3218</text:p>
              </table:table-cell>
              <table:table-cell office:value-type="float" office:value="4827">
                <text:p>4827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018">
                <text:p>4018</text:p>
              </table:table-cell>
              <table:table-cell office:value-type="float" office:value="6027">
                <text:p>6027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818">
                <text:p>4818</text:p>
              </table:table-cell>
              <table:table-cell office:value-type="float" office:value="7227">
                <text:p>7227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618">
                <text:p>5618</text:p>
              </table:table-cell>
              <table:table-cell office:value-type="float" office:value="8427">
                <text:p>8427</text:p>
              </table:table-cell>
              <table:table-cell office:value-type="float" office:value="11236">
                <text:p>112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418">
                <text:p>6418</text:p>
              </table:table-cell>
              <table:table-cell office:value-type="float" office:value="9627">
                <text:p>9627</text:p>
              </table:table-cell>
              <table:table-cell office:value-type="float" office:value="12836">
                <text:p>1283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218">
                <text:p>7218</text:p>
              </table:table-cell>
              <table:table-cell office:value-type="float" office:value="10827">
                <text:p>10827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18">
                <text:p>8018</text:p>
              </table:table-cell>
              <table:table-cell office:value-type="float" office:value="12027">
                <text:p>12027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818">
                <text:p>8818</text:p>
              </table:table-cell>
              <table:table-cell office:value-type="float" office:value="13227">
                <text:p>13227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618">
                <text:p>9618</text:p>
              </table:table-cell>
              <table:table-cell office:value-type="float" office:value="14427">
                <text:p>14427</text:p>
              </table:table-cell>
              <table:table-cell office:value-type="float" office:value="19236">
                <text:p>1923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18">
                <text:p>10418</text:p>
              </table:table-cell>
              <table:table-cell office:value-type="float" office:value="15627">
                <text:p>15627</text:p>
              </table:table-cell>
              <table:table-cell office:value-type="float" office:value="20836">
                <text:p>2083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1218">
                <text:p>11218</text:p>
              </table:table-cell>
              <table:table-cell office:value-type="float" office:value="16827">
                <text:p>16827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2018">
                <text:p>12018</text:p>
              </table:table-cell>
              <table:table-cell office:value-type="float" office:value="18027">
                <text:p>18027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818">
                <text:p>12818</text:p>
              </table:table-cell>
              <table:table-cell office:value-type="float" office:value="19227">
                <text:p>19227</text:p>
              </table:table-cell>
              <table:table-cell office:value-type="float" office:value="25636">
                <text:p>2563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3618">
                <text:p>13618</text:p>
              </table:table-cell>
              <table:table-cell office:value-type="float" office:value="20427">
                <text:p>20427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4418">
                <text:p>14418</text:p>
              </table:table-cell>
              <table:table-cell office:value-type="float" office:value="21627">
                <text:p>21627</text:p>
              </table:table-cell>
              <table:table-cell office:value-type="float" office:value="28836">
                <text:p>28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5218">
                <text:p>15218</text:p>
              </table:table-cell>
              <table:table-cell office:value-type="float" office:value="22827">
                <text:p>22827</text:p>
              </table:table-cell>
              <table:table-cell office:value-type="float" office:value="30436">
                <text:p>3043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18">
                <text:p>16018</text:p>
              </table:table-cell>
              <table:table-cell office:value-type="float" office:value="24027">
                <text:p>24027</text:p>
              </table:table-cell>
              <table:table-cell office:value-type="float" office:value="32036">
                <text:p>3203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6818">
                <text:p>16818</text:p>
              </table:table-cell>
              <table:table-cell office:value-type="float" office:value="25227">
                <text:p>25227</text:p>
              </table:table-cell>
              <table:table-cell office:value-type="float" office:value="33636">
                <text:p>3363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18">
                <text:p>17618</text:p>
              </table:table-cell>
              <table:table-cell office:value-type="float" office:value="26427">
                <text:p>26427</text:p>
              </table:table-cell>
              <table:table-cell office:value-type="float" office:value="35236">
                <text:p>3523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8418">
                <text:p>18418</text:p>
              </table:table-cell>
              <table:table-cell office:value-type="float" office:value="27627">
                <text:p>27627</text:p>
              </table:table-cell>
              <table:table-cell office:value-type="float" office:value="36836">
                <text:p>3683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218">
                <text:p>19218</text:p>
              </table:table-cell>
              <table:table-cell office:value-type="float" office:value="28827">
                <text:p>28827</text:p>
              </table:table-cell>
              <table:table-cell office:value-type="float" office:value="38436">
                <text:p>3843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0018">
                <text:p>20018</text:p>
              </table:table-cell>
              <table:table-cell office:value-type="float" office:value="30027">
                <text:p>30027</text:p>
              </table:table-cell>
              <table:table-cell office:value-type="float" office:value="40036">
                <text:p>4003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818">
                <text:p>20818</text:p>
              </table:table-cell>
              <table:table-cell office:value-type="float" office:value="31227">
                <text:p>31227</text:p>
              </table:table-cell>
              <table:table-cell office:value-type="float" office:value="41636">
                <text:p>4163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1618">
                <text:p>21618</text:p>
              </table:table-cell>
              <table:table-cell office:value-type="float" office:value="32427">
                <text:p>32427</text:p>
              </table:table-cell>
              <table:table-cell office:value-type="float" office:value="43236">
                <text:p>4323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2418">
                <text:p>22418</text:p>
              </table:table-cell>
              <table:table-cell office:value-type="float" office:value="33627">
                <text:p>33627</text:p>
              </table:table-cell>
              <table:table-cell office:value-type="float" office:value="44836">
                <text:p>4483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3218">
                <text:p>23218</text:p>
              </table:table-cell>
              <table:table-cell office:value-type="float" office:value="34827">
                <text:p>34827</text:p>
              </table:table-cell>
              <table:table-cell office:value-type="float" office:value="46436">
                <text:p>4643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018">
                <text:p>24018</text:p>
              </table:table-cell>
              <table:table-cell office:value-type="float" office:value="36027">
                <text:p>36027</text:p>
              </table:table-cell>
              <table:table-cell office:value-type="float" office:value="48036">
                <text:p>4803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4818">
                <text:p>24818</text:p>
              </table:table-cell>
              <table:table-cell office:value-type="float" office:value="37227">
                <text:p>37227</text:p>
              </table:table-cell>
              <table:table-cell office:value-type="float" office:value="49636">
                <text:p>4963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5618">
                <text:p>25618</text:p>
              </table:table-cell>
              <table:table-cell office:value-type="float" office:value="38427">
                <text:p>38427</text:p>
              </table:table-cell>
              <table:table-cell office:value-type="float" office:value="51236">
                <text:p>5123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6418">
                <text:p>26418</text:p>
              </table:table-cell>
              <table:table-cell office:value-type="float" office:value="39627">
                <text:p>39627</text:p>
              </table:table-cell>
              <table:table-cell office:value-type="float" office:value="52836">
                <text:p>5283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7218">
                <text:p>27218</text:p>
              </table:table-cell>
              <table:table-cell office:value-type="float" office:value="40827">
                <text:p>40827</text:p>
              </table:table-cell>
              <table:table-cell office:value-type="float" office:value="54436">
                <text:p>5443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8018">
                <text:p>28018</text:p>
              </table:table-cell>
              <table:table-cell office:value-type="float" office:value="42027">
                <text:p>42027</text:p>
              </table:table-cell>
              <table:table-cell office:value-type="float" office:value="56036">
                <text:p>5603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8818">
                <text:p>28818</text:p>
              </table:table-cell>
              <table:table-cell office:value-type="float" office:value="43227">
                <text:p>43227</text:p>
              </table:table-cell>
              <table:table-cell office:value-type="float" office:value="57636">
                <text:p>5763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9618">
                <text:p>29618</text:p>
              </table:table-cell>
              <table:table-cell office:value-type="float" office:value="44427">
                <text:p>44427</text:p>
              </table:table-cell>
              <table:table-cell office:value-type="float" office:value="59236">
                <text:p>592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0418">
                <text:p>30418</text:p>
              </table:table-cell>
              <table:table-cell office:value-type="float" office:value="45627">
                <text:p>45627</text:p>
              </table:table-cell>
              <table:table-cell office:value-type="float" office:value="60836">
                <text:p>6083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1218">
                <text:p>31218</text:p>
              </table:table-cell>
              <table:table-cell office:value-type="float" office:value="46827">
                <text:p>46827</text:p>
              </table:table-cell>
              <table:table-cell office:value-type="float" office:value="62436">
                <text:p>624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18">
                <text:p>32018</text:p>
              </table:table-cell>
              <table:table-cell office:value-type="float" office:value="48027">
                <text:p>48027</text:p>
              </table:table-cell>
              <table:table-cell office:value-type="float" office:value="64036">
                <text:p>6403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2818">
                <text:p>32818</text:p>
              </table:table-cell>
              <table:table-cell office:value-type="float" office:value="49227">
                <text:p>49227</text:p>
              </table:table-cell>
              <table:table-cell office:value-type="float" office:value="65636">
                <text:p>6563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3618">
                <text:p>33618</text:p>
              </table:table-cell>
              <table:table-cell office:value-type="float" office:value="50427">
                <text:p>50427</text:p>
              </table:table-cell>
              <table:table-cell office:value-type="float" office:value="67236">
                <text:p>6723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418">
                <text:p>34418</text:p>
              </table:table-cell>
              <table:table-cell office:value-type="float" office:value="51627">
                <text:p>51627</text:p>
              </table:table-cell>
              <table:table-cell office:value-type="float" office:value="68836">
                <text:p>6883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5218">
                <text:p>35218</text:p>
              </table:table-cell>
              <table:table-cell office:value-type="float" office:value="52827">
                <text:p>52827</text:p>
              </table:table-cell>
              <table:table-cell office:value-type="float" office:value="70436">
                <text:p>7043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6018">
                <text:p>36018</text:p>
              </table:table-cell>
              <table:table-cell office:value-type="float" office:value="54027">
                <text:p>54027</text:p>
              </table:table-cell>
              <table:table-cell office:value-type="float" office:value="72036">
                <text:p>7203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6818">
                <text:p>36818</text:p>
              </table:table-cell>
              <table:table-cell office:value-type="float" office:value="55227">
                <text:p>55227</text:p>
              </table:table-cell>
              <table:table-cell office:value-type="float" office:value="73636">
                <text:p>7363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7618">
                <text:p>37618</text:p>
              </table:table-cell>
              <table:table-cell office:value-type="float" office:value="56427">
                <text:p>56427</text:p>
              </table:table-cell>
              <table:table-cell office:value-type="float" office:value="75236">
                <text:p>7523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8418">
                <text:p>38418</text:p>
              </table:table-cell>
              <table:table-cell office:value-type="float" office:value="57627">
                <text:p>57627</text:p>
              </table:table-cell>
              <table:table-cell office:value-type="float" office:value="76836">
                <text:p>7683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9218">
                <text:p>39218</text:p>
              </table:table-cell>
              <table:table-cell office:value-type="float" office:value="58827">
                <text:p>58827</text:p>
              </table:table-cell>
              <table:table-cell office:value-type="float" office:value="78436">
                <text:p>7843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0018">
                <text:p>40018</text:p>
              </table:table-cell>
              <table:table-cell office:value-type="float" office:value="60027">
                <text:p>60027</text:p>
              </table:table-cell>
              <table:table-cell office:value-type="float" office:value="80036">
                <text:p>8003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0818">
                <text:p>40818</text:p>
              </table:table-cell>
              <table:table-cell office:value-type="float" office:value="61227">
                <text:p>61227</text:p>
              </table:table-cell>
              <table:table-cell office:value-type="float" office:value="81636">
                <text:p>8163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1618">
                <text:p>41618</text:p>
              </table:table-cell>
              <table:table-cell office:value-type="float" office:value="62427">
                <text:p>62427</text:p>
              </table:table-cell>
              <table:table-cell office:value-type="float" office:value="83236">
                <text:p>8323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2418">
                <text:p>42418</text:p>
              </table:table-cell>
              <table:table-cell office:value-type="float" office:value="63627">
                <text:p>63627</text:p>
              </table:table-cell>
              <table:table-cell office:value-type="float" office:value="84836">
                <text:p>8483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3218">
                <text:p>43218</text:p>
              </table:table-cell>
              <table:table-cell office:value-type="float" office:value="64827">
                <text:p>64827</text:p>
              </table:table-cell>
              <table:table-cell office:value-type="float" office:value="86436">
                <text:p>8643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4018">
                <text:p>44018</text:p>
              </table:table-cell>
              <table:table-cell office:value-type="float" office:value="66027">
                <text:p>66027</text:p>
              </table:table-cell>
              <table:table-cell office:value-type="float" office:value="88036">
                <text:p>8803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4818">
                <text:p>44818</text:p>
              </table:table-cell>
              <table:table-cell office:value-type="float" office:value="67227">
                <text:p>67227</text:p>
              </table:table-cell>
              <table:table-cell office:value-type="float" office:value="89636">
                <text:p>8963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5618">
                <text:p>45618</text:p>
              </table:table-cell>
              <table:table-cell office:value-type="float" office:value="68427">
                <text:p>68427</text:p>
              </table:table-cell>
              <table:table-cell office:value-type="float" office:value="91236">
                <text:p>9123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6418">
                <text:p>46418</text:p>
              </table:table-cell>
              <table:table-cell office:value-type="float" office:value="69627">
                <text:p>69627</text:p>
              </table:table-cell>
              <table:table-cell office:value-type="float" office:value="92836">
                <text:p>9283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7218">
                <text:p>47218</text:p>
              </table:table-cell>
              <table:table-cell office:value-type="float" office:value="70827">
                <text:p>70827</text:p>
              </table:table-cell>
              <table:table-cell office:value-type="float" office:value="94436">
                <text:p>9443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8018">
                <text:p>48018</text:p>
              </table:table-cell>
              <table:table-cell office:value-type="float" office:value="72027">
                <text:p>72027</text:p>
              </table:table-cell>
              <table:table-cell office:value-type="float" office:value="96036">
                <text:p>9603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8818">
                <text:p>48818</text:p>
              </table:table-cell>
              <table:table-cell office:value-type="float" office:value="73227">
                <text:p>73227</text:p>
              </table:table-cell>
              <table:table-cell office:value-type="float" office:value="97636">
                <text:p>9763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9618">
                <text:p>49618</text:p>
              </table:table-cell>
              <table:table-cell office:value-type="float" office:value="74427">
                <text:p>74427</text:p>
              </table:table-cell>
              <table:table-cell office:value-type="float" office:value="99236">
                <text:p>9923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0418">
                <text:p>50418</text:p>
              </table:table-cell>
              <table:table-cell office:value-type="float" office:value="75627">
                <text:p>75627</text:p>
              </table:table-cell>
              <table:table-cell office:value-type="float" office:value="100836">
                <text:p>10083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1218">
                <text:p>51218</text:p>
              </table:table-cell>
              <table:table-cell office:value-type="float" office:value="76827">
                <text:p>76827</text:p>
              </table:table-cell>
              <table:table-cell office:value-type="float" office:value="102436">
                <text:p>10243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2018">
                <text:p>52018</text:p>
              </table:table-cell>
              <table:table-cell office:value-type="float" office:value="78027">
                <text:p>78027</text:p>
              </table:table-cell>
              <table:table-cell office:value-type="float" office:value="104036">
                <text:p>10403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2818">
                <text:p>52818</text:p>
              </table:table-cell>
              <table:table-cell office:value-type="float" office:value="79227">
                <text:p>79227</text:p>
              </table:table-cell>
              <table:table-cell office:value-type="float" office:value="105636">
                <text:p>10563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3618">
                <text:p>53618</text:p>
              </table:table-cell>
              <table:table-cell office:value-type="float" office:value="80427">
                <text:p>80427</text:p>
              </table:table-cell>
              <table:table-cell office:value-type="float" office:value="107236">
                <text:p>10723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4418">
                <text:p>54418</text:p>
              </table:table-cell>
              <table:table-cell office:value-type="float" office:value="81627">
                <text:p>81627</text:p>
              </table:table-cell>
              <table:table-cell office:value-type="float" office:value="108836">
                <text:p>10883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5218">
                <text:p>55218</text:p>
              </table:table-cell>
              <table:table-cell office:value-type="float" office:value="82827">
                <text:p>82827</text:p>
              </table:table-cell>
              <table:table-cell office:value-type="float" office:value="110436">
                <text:p>11043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6018">
                <text:p>56018</text:p>
              </table:table-cell>
              <table:table-cell office:value-type="float" office:value="84027">
                <text:p>84027</text:p>
              </table:table-cell>
              <table:table-cell office:value-type="float" office:value="112036">
                <text:p>11203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6818">
                <text:p>56818</text:p>
              </table:table-cell>
              <table:table-cell office:value-type="float" office:value="85227">
                <text:p>85227</text:p>
              </table:table-cell>
              <table:table-cell office:value-type="float" office:value="113636">
                <text:p>1136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7618">
                <text:p>57618</text:p>
              </table:table-cell>
              <table:table-cell office:value-type="float" office:value="86427">
                <text:p>86427</text:p>
              </table:table-cell>
              <table:table-cell office:value-type="float" office:value="115236">
                <text:p>11523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8418">
                <text:p>58418</text:p>
              </table:table-cell>
              <table:table-cell office:value-type="float" office:value="87627">
                <text:p>87627</text:p>
              </table:table-cell>
              <table:table-cell office:value-type="float" office:value="116836">
                <text:p>116836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9218">
                <text:p>59218</text:p>
              </table:table-cell>
              <table:table-cell office:value-type="float" office:value="88827">
                <text:p>88827</text:p>
              </table:table-cell>
              <table:table-cell office:value-type="float" office:value="118436">
                <text:p>11843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0018">
                <text:p>60018</text:p>
              </table:table-cell>
              <table:table-cell office:value-type="float" office:value="90027">
                <text:p>90027</text:p>
              </table:table-cell>
              <table:table-cell office:value-type="float" office:value="120036">
                <text:p>12003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0818">
                <text:p>60818</text:p>
              </table:table-cell>
              <table:table-cell office:value-type="float" office:value="91227">
                <text:p>91227</text:p>
              </table:table-cell>
              <table:table-cell office:value-type="float" office:value="121636">
                <text:p>12163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61618">
                <text:p>61618</text:p>
              </table:table-cell>
              <table:table-cell office:value-type="float" office:value="92427">
                <text:p>92427</text:p>
              </table:table-cell>
              <table:table-cell office:value-type="float" office:value="123236">
                <text:p>12323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2418">
                <text:p>62418</text:p>
              </table:table-cell>
              <table:table-cell office:value-type="float" office:value="93627">
                <text:p>93627</text:p>
              </table:table-cell>
              <table:table-cell office:value-type="float" office:value="124836">
                <text:p>12483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3218">
                <text:p>63218</text:p>
              </table:table-cell>
              <table:table-cell office:value-type="float" office:value="94827">
                <text:p>94827</text:p>
              </table:table-cell>
              <table:table-cell office:value-type="float" office:value="126436">
                <text:p>12643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018">
                <text:p>64018</text:p>
              </table:table-cell>
              <table:table-cell office:value-type="float" office:value="96027">
                <text:p>96027</text:p>
              </table:table-cell>
              <table:table-cell office:value-type="float" office:value="128036">
                <text:p>12803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4818">
                <text:p>64818</text:p>
              </table:table-cell>
              <table:table-cell office:value-type="float" office:value="97227">
                <text:p>97227</text:p>
              </table:table-cell>
              <table:table-cell office:value-type="float" office:value="129636">
                <text:p>12963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5618">
                <text:p>65618</text:p>
              </table:table-cell>
              <table:table-cell office:value-type="float" office:value="98427">
                <text:p>98427</text:p>
              </table:table-cell>
              <table:table-cell office:value-type="float" office:value="131236">
                <text:p>13123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6418">
                <text:p>66418</text:p>
              </table:table-cell>
              <table:table-cell office:value-type="float" office:value="99627">
                <text:p>99627</text:p>
              </table:table-cell>
              <table:table-cell office:value-type="float" office:value="132836">
                <text:p>13283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7218">
                <text:p>67218</text:p>
              </table:table-cell>
              <table:table-cell office:value-type="float" office:value="100827">
                <text:p>100827</text:p>
              </table:table-cell>
              <table:table-cell office:value-type="float" office:value="134436">
                <text:p>134436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8018">
                <text:p>68018</text:p>
              </table:table-cell>
              <table:table-cell office:value-type="float" office:value="102027">
                <text:p>102027</text:p>
              </table:table-cell>
              <table:table-cell office:value-type="float" office:value="136036">
                <text:p>13603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8818">
                <text:p>68818</text:p>
              </table:table-cell>
              <table:table-cell office:value-type="float" office:value="103227">
                <text:p>103227</text:p>
              </table:table-cell>
              <table:table-cell office:value-type="float" office:value="137636">
                <text:p>13763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9618">
                <text:p>69618</text:p>
              </table:table-cell>
              <table:table-cell office:value-type="float" office:value="104427">
                <text:p>104427</text:p>
              </table:table-cell>
              <table:table-cell office:value-type="float" office:value="139236">
                <text:p>13923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70418">
                <text:p>70418</text:p>
              </table:table-cell>
              <table:table-cell office:value-type="float" office:value="105627">
                <text:p>105627</text:p>
              </table:table-cell>
              <table:table-cell office:value-type="float" office:value="140836">
                <text:p>14083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71218">
                <text:p>71218</text:p>
              </table:table-cell>
              <table:table-cell office:value-type="float" office:value="106827">
                <text:p>106827</text:p>
              </table:table-cell>
              <table:table-cell office:value-type="float" office:value="142436">
                <text:p>14243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2018">
                <text:p>72018</text:p>
              </table:table-cell>
              <table:table-cell office:value-type="float" office:value="108027">
                <text:p>108027</text:p>
              </table:table-cell>
              <table:table-cell office:value-type="float" office:value="144036">
                <text:p>14403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72818">
                <text:p>72818</text:p>
              </table:table-cell>
              <table:table-cell office:value-type="float" office:value="109227">
                <text:p>109227</text:p>
              </table:table-cell>
              <table:table-cell office:value-type="float" office:value="145636">
                <text:p>14563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73618">
                <text:p>73618</text:p>
              </table:table-cell>
              <table:table-cell office:value-type="float" office:value="110427">
                <text:p>110427</text:p>
              </table:table-cell>
              <table:table-cell office:value-type="float" office:value="147236">
                <text:p>14723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74418">
                <text:p>74418</text:p>
              </table:table-cell>
              <table:table-cell office:value-type="float" office:value="111627">
                <text:p>111627</text:p>
              </table:table-cell>
              <table:table-cell office:value-type="float" office:value="148836">
                <text:p>14883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5218">
                <text:p>75218</text:p>
              </table:table-cell>
              <table:table-cell office:value-type="float" office:value="112827">
                <text:p>112827</text:p>
              </table:table-cell>
              <table:table-cell office:value-type="float" office:value="150436">
                <text:p>15043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6018">
                <text:p>76018</text:p>
              </table:table-cell>
              <table:table-cell office:value-type="float" office:value="114027">
                <text:p>114027</text:p>
              </table:table-cell>
              <table:table-cell office:value-type="float" office:value="152036">
                <text:p>15203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76818">
                <text:p>76818</text:p>
              </table:table-cell>
              <table:table-cell office:value-type="float" office:value="115227">
                <text:p>115227</text:p>
              </table:table-cell>
              <table:table-cell office:value-type="float" office:value="153636">
                <text:p>15363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77618">
                <text:p>77618</text:p>
              </table:table-cell>
              <table:table-cell office:value-type="float" office:value="116427">
                <text:p>116427</text:p>
              </table:table-cell>
              <table:table-cell office:value-type="float" office:value="155236">
                <text:p>155236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8418">
                <text:p>78418</text:p>
              </table:table-cell>
              <table:table-cell office:value-type="float" office:value="117627">
                <text:p>117627</text:p>
              </table:table-cell>
              <table:table-cell office:value-type="float" office:value="156836">
                <text:p>156836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9218">
                <text:p>79218</text:p>
              </table:table-cell>
              <table:table-cell office:value-type="float" office:value="118827">
                <text:p>118827</text:p>
              </table:table-cell>
              <table:table-cell office:value-type="float" office:value="158436">
                <text:p>15843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0018">
                <text:p>80018</text:p>
              </table:table-cell>
              <table:table-cell office:value-type="float" office:value="120027">
                <text:p>120027</text:p>
              </table:table-cell>
              <table:table-cell office:value-type="float" office:value="160036">
                <text:p>160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